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91pt"/>
    </style:style>
    <style:style style:name="co4" style:family="table-column">
      <style:table-column-properties fo:break-before="auto" style:column-width="95.64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bin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Precision (doc avg):</text:p>
          </table:table-cell>
          <table:table-cell table:formula="of:=AVERAGE([$evaltrain_tfidf_split9_level4.B1];[$evaltrain_tfidf_split8_level4.B1];[$evaltrain_tfidf_split7_level4.B1];[$evaltrain_tfidf_split6_level4.B1];[$evaltrain_tfidf_split5_level4.B1];[$evaltrain_tfidf_split4_level4.B1];[$evaltrain_tfidf_split3_level4.B1];[$evaltrain_tfidf_split2_level4.B1];[$evaltrain_tfidf_split1_level4.B1];[$evaltrain_tfidf_split0_level4.B1])" office:value-type="float" office:value="0.292003551871516" calcext:value-type="float">
            <text:p>0.292003551871516</text:p>
          </table:table-cell>
          <table:table-cell table:formula="of:=STDEV([$evaltrain_tfidf_split9_level4.B1];[$evaltrain_tfidf_split8_level4.B1];[$evaltrain_tfidf_split7_level4.B1];[$evaltrain_tfidf_split6_level4.B1];[$evaltrain_tfidf_split5_level4.B1];[$evaltrain_tfidf_split4_level4.B1];[$evaltrain_tfidf_split3_level4.B1];[$evaltrain_tfidf_split2_level4.B1];[$evaltrain_tfidf_split1_level4.B1];[$evaltrain_tfidf_split0_level4.B1])" office:value-type="float" office:value="0.00439603005575159" calcext:value-type="float">
            <text:p>0.004396030055752</text:p>
          </table:table-cell>
          <table:table-cell table:formula="of:=MAX([$evaltrain_tfidf_split9_level4.B1];[$evaltrain_tfidf_split8_level4.B1];[$evaltrain_tfidf_split7_level4.B1];[$evaltrain_tfidf_split6_level4.B1];[$evaltrain_tfidf_split5_level4.B1];[$evaltrain_tfidf_split4_level4.B1];[$evaltrain_tfidf_split3_level4.B1];[$evaltrain_tfidf_split2_level4.B1];[$evaltrain_tfidf_split1_level4.B1];[$evaltrain_tfidf_split0_level4.B1])" office:value-type="float" office:value="0.297587719298246" calcext:value-type="float">
            <text:p>0.297587719298246</text:p>
          </table:table-cell>
          <table:table-cell table:formula="of:=MIN([$evaltrain_tfidf_split9_level4.B1];[$evaltrain_tfidf_split8_level4.B1];[$evaltrain_tfidf_split7_level4.B1];[$evaltrain_tfidf_split6_level4.B1];[$evaltrain_tfidf_split5_level4.B1];[$evaltrain_tfidf_split4_level4.B1];[$evaltrain_tfidf_split3_level4.B1];[$evaltrain_tfidf_split2_level4.B1];[$evaltrain_tfidf_split1_level4.B1];[$evaltrain_tfidf_split0_level4.B1])" office:value-type="float" office:value="0.282051282051282" calcext:value-type="float">
            <text:p>0.28205128205128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table:formula="of:=AVERAGE([$evaltrain_tfidf_split9_level4.B2];[$evaltrain_tfidf_split8_level4.B2];[$evaltrain_tfidf_split7_level4.B2];[$evaltrain_tfidf_split6_level4.B2];[$evaltrain_tfidf_split5_level4.B2];[$evaltrain_tfidf_split4_level4.B2];[$evaltrain_tfidf_split3_level4.B2];[$evaltrain_tfidf_split2_level4.B2];[$evaltrain_tfidf_split1_level4.B2];[$evaltrain_tfidf_split0_level4.B2])" office:value-type="float" office:value="0.718592923699157" calcext:value-type="float">
            <text:p>0.718592923699157</text:p>
          </table:table-cell>
          <table:table-cell table:formula="of:=STDEV([$evaltrain_tfidf_split9_level4.B2];[$evaltrain_tfidf_split8_level4.B2];[$evaltrain_tfidf_split7_level4.B2];[$evaltrain_tfidf_split6_level4.B2];[$evaltrain_tfidf_split5_level4.B2];[$evaltrain_tfidf_split4_level4.B2];[$evaltrain_tfidf_split3_level4.B2];[$evaltrain_tfidf_split2_level4.B2];[$evaltrain_tfidf_split1_level4.B2];[$evaltrain_tfidf_split0_level4.B2])" office:value-type="float" office:value="0.0115101616519631" calcext:value-type="float">
            <text:p>0.011510161651963</text:p>
          </table:table-cell>
          <table:table-cell table:formula="of:=MAX([$evaltrain_tfidf_split9_level4.B2];[$evaltrain_tfidf_split8_level4.B2];[$evaltrain_tfidf_split7_level4.B2];[$evaltrain_tfidf_split6_level4.B2];[$evaltrain_tfidf_split5_level4.B2];[$evaltrain_tfidf_split4_level4.B2];[$evaltrain_tfidf_split3_level4.B2];[$evaltrain_tfidf_split2_level4.B2];[$evaltrain_tfidf_split1_level4.B2];[$evaltrain_tfidf_split0_level4.B2])" office:value-type="float" office:value="0.730646515533165" calcext:value-type="float">
            <text:p>0.730646515533165</text:p>
          </table:table-cell>
          <table:table-cell table:formula="of:=MIN([$evaltrain_tfidf_split9_level4.B2];[$evaltrain_tfidf_split8_level4.B2];[$evaltrain_tfidf_split7_level4.B2];[$evaltrain_tfidf_split6_level4.B2];[$evaltrain_tfidf_split5_level4.B2];[$evaltrain_tfidf_split4_level4.B2];[$evaltrain_tfidf_split3_level4.B2];[$evaltrain_tfidf_split2_level4.B2];[$evaltrain_tfidf_split1_level4.B2];[$evaltrain_tfidf_split0_level4.B2])" office:value-type="float" office:value="0.69580017683466" calcext:value-type="float">
            <text:p>0.6958001768346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table:formula="of:=AVERAGE([$evaltrain_tfidf_split9_level4.B3];[$evaltrain_tfidf_split8_level4.B3];[$evaltrain_tfidf_split7_level4.B3];[$evaltrain_tfidf_split6_level4.B3];[$evaltrain_tfidf_split5_level4.B3];[$evaltrain_tfidf_split4_level4.B3];[$evaltrain_tfidf_split3_level4.B3];[$evaltrain_tfidf_split2_level4.B3];[$evaltrain_tfidf_split1_level4.B3];[$evaltrain_tfidf_split0_level4.B3])" office:value-type="float" office:value="0.385068095569545" calcext:value-type="float">
            <text:p>0.385068095569545</text:p>
          </table:table-cell>
          <table:table-cell table:formula="of:=STDEV([$evaltrain_tfidf_split9_level4.B3];[$evaltrain_tfidf_split8_level4.B3];[$evaltrain_tfidf_split7_level4.B3];[$evaltrain_tfidf_split6_level4.B3];[$evaltrain_tfidf_split5_level4.B3];[$evaltrain_tfidf_split4_level4.B3];[$evaltrain_tfidf_split3_level4.B3];[$evaltrain_tfidf_split2_level4.B3];[$evaltrain_tfidf_split1_level4.B3];[$evaltrain_tfidf_split0_level4.B3])" office:value-type="float" office:value="0.00541968378221134" calcext:value-type="float">
            <text:p>0.005419683782211</text:p>
          </table:table-cell>
          <table:table-cell table:formula="of:=MAX([$evaltrain_tfidf_split9_level4.B3];[$evaltrain_tfidf_split8_level4.B3];[$evaltrain_tfidf_split7_level4.B3];[$evaltrain_tfidf_split6_level4.B3];[$evaltrain_tfidf_split5_level4.B3];[$evaltrain_tfidf_split4_level4.B3];[$evaltrain_tfidf_split3_level4.B3];[$evaltrain_tfidf_split2_level4.B3];[$evaltrain_tfidf_split1_level4.B3];[$evaltrain_tfidf_split0_level4.B3])" office:value-type="float" office:value="0.390079365079365" calcext:value-type="float">
            <text:p>0.390079365079365</text:p>
          </table:table-cell>
          <table:table-cell table:formula="of:=MIN([$evaltrain_tfidf_split9_level4.B3];[$evaltrain_tfidf_split8_level4.B3];[$evaltrain_tfidf_split7_level4.B3];[$evaltrain_tfidf_split6_level4.B3];[$evaltrain_tfidf_split5_level4.B3];[$evaltrain_tfidf_split4_level4.B3];[$evaltrain_tfidf_split3_level4.B3];[$evaltrain_tfidf_split2_level4.B3];[$evaltrain_tfidf_split1_level4.B3];[$evaltrain_tfidf_split0_level4.B3])" office:value-type="float" office:value="0.372306429202981" calcext:value-type="float">
            <text:p>0.372306429202981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table:formula="of:=AVERAGE([$evaltrain_tfidf_split9_level4.B4];[$evaltrain_tfidf_split8_level4.B4];[$evaltrain_tfidf_split7_level4.B4];[$evaltrain_tfidf_split6_level4.B4];[$evaltrain_tfidf_split5_level4.B4];[$evaltrain_tfidf_split4_level4.B4];[$evaltrain_tfidf_split3_level4.B4];[$evaltrain_tfidf_split2_level4.B4];[$evaltrain_tfidf_split1_level4.B4];[$evaltrain_tfidf_split0_level4.B4])" office:value-type="float" office:value="0.0219824751270433" calcext:value-type="float">
            <text:p>0.021982475127043</text:p>
          </table:table-cell>
          <table:table-cell table:formula="of:=STDEV([$evaltrain_tfidf_split9_level4.B4];[$evaltrain_tfidf_split8_level4.B4];[$evaltrain_tfidf_split7_level4.B4];[$evaltrain_tfidf_split6_level4.B4];[$evaltrain_tfidf_split5_level4.B4];[$evaltrain_tfidf_split4_level4.B4];[$evaltrain_tfidf_split3_level4.B4];[$evaltrain_tfidf_split2_level4.B4];[$evaltrain_tfidf_split1_level4.B4];[$evaltrain_tfidf_split0_level4.B4])" office:value-type="float" office:value="0.000559819667530108" calcext:value-type="float">
            <text:p>0.00055981966753</text:p>
          </table:table-cell>
          <table:table-cell table:formula="of:=MAX([$evaltrain_tfidf_split9_level4.B4];[$evaltrain_tfidf_split8_level4.B4];[$evaltrain_tfidf_split7_level4.B4];[$evaltrain_tfidf_split6_level4.B4];[$evaltrain_tfidf_split5_level4.B4];[$evaltrain_tfidf_split4_level4.B4];[$evaltrain_tfidf_split3_level4.B4];[$evaltrain_tfidf_split2_level4.B4];[$evaltrain_tfidf_split1_level4.B4];[$evaltrain_tfidf_split0_level4.B4])" office:value-type="float" office:value="0.0231148448470589" calcext:value-type="float">
            <text:p>0.023114844847059</text:p>
          </table:table-cell>
          <table:table-cell table:formula="of:=MIN([$evaltrain_tfidf_split9_level4.B4];[$evaltrain_tfidf_split8_level4.B4];[$evaltrain_tfidf_split7_level4.B4];[$evaltrain_tfidf_split6_level4.B4];[$evaltrain_tfidf_split5_level4.B4];[$evaltrain_tfidf_split4_level4.B4];[$evaltrain_tfidf_split3_level4.B4];[$evaltrain_tfidf_split2_level4.B4];[$evaltrain_tfidf_split1_level4.B4];[$evaltrain_tfidf_split0_level4.B4])" office:value-type="float" office:value="0.0212842244375472" calcext:value-type="float">
            <text:p>0.02128422443754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table:formula="of:=AVERAGE([$evaltrain_tfidf_split9_level4.B5];[$evaltrain_tfidf_split8_level4.B5];[$evaltrain_tfidf_split7_level4.B5];[$evaltrain_tfidf_split6_level4.B5];[$evaltrain_tfidf_split5_level4.B5];[$evaltrain_tfidf_split4_level4.B5];[$evaltrain_tfidf_split3_level4.B5];[$evaltrain_tfidf_split2_level4.B5];[$evaltrain_tfidf_split1_level4.B5];[$evaltrain_tfidf_split0_level4.B5])" office:value-type="float" office:value="0.0321323352792058" calcext:value-type="float">
            <text:p>0.032132335279206</text:p>
          </table:table-cell>
          <table:table-cell table:formula="of:=STDEV([$evaltrain_tfidf_split9_level4.B5];[$evaltrain_tfidf_split8_level4.B5];[$evaltrain_tfidf_split7_level4.B5];[$evaltrain_tfidf_split6_level4.B5];[$evaltrain_tfidf_split5_level4.B5];[$evaltrain_tfidf_split4_level4.B5];[$evaltrain_tfidf_split3_level4.B5];[$evaltrain_tfidf_split2_level4.B5];[$evaltrain_tfidf_split1_level4.B5];[$evaltrain_tfidf_split0_level4.B5])" office:value-type="float" office:value="0.000543641410239122" calcext:value-type="float">
            <text:p>0.000543641410239</text:p>
          </table:table-cell>
          <table:table-cell table:formula="of:=MAX([$evaltrain_tfidf_split9_level4.B5];[$evaltrain_tfidf_split8_level4.B5];[$evaltrain_tfidf_split7_level4.B5];[$evaltrain_tfidf_split6_level4.B5];[$evaltrain_tfidf_split5_level4.B5];[$evaltrain_tfidf_split4_level4.B5];[$evaltrain_tfidf_split3_level4.B5];[$evaltrain_tfidf_split2_level4.B5];[$evaltrain_tfidf_split1_level4.B5];[$evaltrain_tfidf_split0_level4.B5])" office:value-type="float" office:value="0.0327425799376555" calcext:value-type="float">
            <text:p>0.032742579937656</text:p>
          </table:table-cell>
          <table:table-cell table:formula="of:=MIN([$evaltrain_tfidf_split9_level4.B5];[$evaltrain_tfidf_split8_level4.B5];[$evaltrain_tfidf_split7_level4.B5];[$evaltrain_tfidf_split6_level4.B5];[$evaltrain_tfidf_split5_level4.B5];[$evaltrain_tfidf_split4_level4.B5];[$evaltrain_tfidf_split3_level4.B5];[$evaltrain_tfidf_split2_level4.B5];[$evaltrain_tfidf_split1_level4.B5];[$evaltrain_tfidf_split0_level4.B5])" office:value-type="float" office:value="0.0312609700385393" calcext:value-type="float">
            <text:p>0.03126097003853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table:formula="of:=AVERAGE([$evaltrain_tfidf_split9_level4.B6];[$evaltrain_tfidf_split8_level4.B6];[$evaltrain_tfidf_split7_level4.B6];[$evaltrain_tfidf_split6_level4.B6];[$evaltrain_tfidf_split5_level4.B6];[$evaltrain_tfidf_split4_level4.B6];[$evaltrain_tfidf_split3_level4.B6];[$evaltrain_tfidf_split2_level4.B6];[$evaltrain_tfidf_split1_level4.B6];[$evaltrain_tfidf_split0_level4.B6])" office:value-type="float" office:value="0.0238971046125468" calcext:value-type="float">
            <text:p>0.023897104612547</text:p>
          </table:table-cell>
          <table:table-cell table:formula="of:=STDEV([$evaltrain_tfidf_split9_level4.B6];[$evaltrain_tfidf_split8_level4.B6];[$evaltrain_tfidf_split7_level4.B6];[$evaltrain_tfidf_split6_level4.B6];[$evaltrain_tfidf_split5_level4.B6];[$evaltrain_tfidf_split4_level4.B6];[$evaltrain_tfidf_split3_level4.B6];[$evaltrain_tfidf_split2_level4.B6];[$evaltrain_tfidf_split1_level4.B6];[$evaltrain_tfidf_split0_level4.B6])" office:value-type="float" office:value="0.000468081030369285" calcext:value-type="float">
            <text:p>0.000468081030369</text:p>
          </table:table-cell>
          <table:table-cell table:formula="of:=MAX([$evaltrain_tfidf_split9_level4.B6];[$evaltrain_tfidf_split8_level4.B6];[$evaltrain_tfidf_split7_level4.B6];[$evaltrain_tfidf_split6_level4.B6];[$evaltrain_tfidf_split5_level4.B6];[$evaltrain_tfidf_split4_level4.B6];[$evaltrain_tfidf_split3_level4.B6];[$evaltrain_tfidf_split2_level4.B6];[$evaltrain_tfidf_split1_level4.B6];[$evaltrain_tfidf_split0_level4.B6])" office:value-type="float" office:value="0.0247920736189023" calcext:value-type="float">
            <text:p>0.024792073618902</text:p>
          </table:table-cell>
          <table:table-cell table:formula="of:=MIN([$evaltrain_tfidf_split9_level4.B6];[$evaltrain_tfidf_split8_level4.B6];[$evaltrain_tfidf_split7_level4.B6];[$evaltrain_tfidf_split6_level4.B6];[$evaltrain_tfidf_split5_level4.B6];[$evaltrain_tfidf_split4_level4.B6];[$evaltrain_tfidf_split3_level4.B6];[$evaltrain_tfidf_split2_level4.B6];[$evaltrain_tfidf_split1_level4.B6];[$evaltrain_tfidf_split0_level4.B6])" office:value-type="float" office:value="0.0231198753961066" calcext:value-type="float">
            <text:p>0.02311987539610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table:formula="of:=AVERAGE([$evaltrain_tfidf_split9_level4.B7];[$evaltrain_tfidf_split8_level4.B7];[$evaltrain_tfidf_split7_level4.B7];[$evaltrain_tfidf_split6_level4.B7];[$evaltrain_tfidf_split5_level4.B7];[$evaltrain_tfidf_split4_level4.B7];[$evaltrain_tfidf_split3_level4.B7];[$evaltrain_tfidf_split2_level4.B7];[$evaltrain_tfidf_split1_level4.B7];[$evaltrain_tfidf_split0_level4.B7])" office:value-type="float" office:value="0.295300878394894" calcext:value-type="float">
            <text:p>0.295300878394894</text:p>
          </table:table-cell>
          <table:table-cell table:formula="of:=STDEV([$evaltrain_tfidf_split9_level4.B7];[$evaltrain_tfidf_split8_level4.B7];[$evaltrain_tfidf_split7_level4.B7];[$evaltrain_tfidf_split6_level4.B7];[$evaltrain_tfidf_split5_level4.B7];[$evaltrain_tfidf_split4_level4.B7];[$evaltrain_tfidf_split3_level4.B7];[$evaltrain_tfidf_split2_level4.B7];[$evaltrain_tfidf_split1_level4.B7];[$evaltrain_tfidf_split0_level4.B7])" office:value-type="float" office:value="0.00469448829812128" calcext:value-type="float">
            <text:p>0.004694488298121</text:p>
          </table:table-cell>
          <table:table-cell table:formula="of:=MAX([$evaltrain_tfidf_split9_level4.B7];[$evaltrain_tfidf_split8_level4.B7];[$evaltrain_tfidf_split7_level4.B7];[$evaltrain_tfidf_split6_level4.B7];[$evaltrain_tfidf_split5_level4.B7];[$evaltrain_tfidf_split4_level4.B7];[$evaltrain_tfidf_split3_level4.B7];[$evaltrain_tfidf_split2_level4.B7];[$evaltrain_tfidf_split1_level4.B7];[$evaltrain_tfidf_split0_level4.B7])" office:value-type="float" office:value="0.301783264746228" calcext:value-type="float">
            <text:p>0.301783264746228</text:p>
          </table:table-cell>
          <table:table-cell table:formula="of:=MIN([$evaltrain_tfidf_split9_level4.B7];[$evaltrain_tfidf_split8_level4.B7];[$evaltrain_tfidf_split7_level4.B7];[$evaltrain_tfidf_split6_level4.B7];[$evaltrain_tfidf_split5_level4.B7];[$evaltrain_tfidf_split4_level4.B7];[$evaltrain_tfidf_split3_level4.B7];[$evaltrain_tfidf_split2_level4.B7];[$evaltrain_tfidf_split1_level4.B7];[$evaltrain_tfidf_split0_level4.B7])" office:value-type="float" office:value="0.284429065743945" calcext:value-type="float">
            <text:p>0.28442906574394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table:formula="of:=AVERAGE([$evaltrain_tfidf_split9_level4.B8];[$evaltrain_tfidf_split8_level4.B8];[$evaltrain_tfidf_split7_level4.B8];[$evaltrain_tfidf_split6_level4.B8];[$evaltrain_tfidf_split5_level4.B8];[$evaltrain_tfidf_split4_level4.B8];[$evaltrain_tfidf_split3_level4.B8];[$evaltrain_tfidf_split2_level4.B8];[$evaltrain_tfidf_split1_level4.B8];[$evaltrain_tfidf_split0_level4.B8])" office:value-type="float" office:value="0.747322411979271" calcext:value-type="float">
            <text:p>0.747322411979271</text:p>
          </table:table-cell>
          <table:table-cell table:formula="of:=STDEV([$evaltrain_tfidf_split9_level4.B8];[$evaltrain_tfidf_split8_level4.B8];[$evaltrain_tfidf_split7_level4.B8];[$evaltrain_tfidf_split6_level4.B8];[$evaltrain_tfidf_split5_level4.B8];[$evaltrain_tfidf_split4_level4.B8];[$evaltrain_tfidf_split3_level4.B8];[$evaltrain_tfidf_split2_level4.B8];[$evaltrain_tfidf_split1_level4.B8];[$evaltrain_tfidf_split0_level4.B8])" office:value-type="float" office:value="0.0111827361287967" calcext:value-type="float">
            <text:p>0.011182736128797</text:p>
          </table:table-cell>
          <table:table-cell table:formula="of:=MAX([$evaltrain_tfidf_split9_level4.B8];[$evaltrain_tfidf_split8_level4.B8];[$evaltrain_tfidf_split7_level4.B8];[$evaltrain_tfidf_split6_level4.B8];[$evaltrain_tfidf_split5_level4.B8];[$evaltrain_tfidf_split4_level4.B8];[$evaltrain_tfidf_split3_level4.B8];[$evaltrain_tfidf_split2_level4.B8];[$evaltrain_tfidf_split1_level4.B8];[$evaltrain_tfidf_split0_level4.B8])" office:value-type="float" office:value="0.758561643835616" calcext:value-type="float">
            <text:p>0.758561643835616</text:p>
          </table:table-cell>
          <table:table-cell table:formula="of:=MIN([$evaltrain_tfidf_split9_level4.B8];[$evaltrain_tfidf_split8_level4.B8];[$evaltrain_tfidf_split7_level4.B8];[$evaltrain_tfidf_split6_level4.B8];[$evaltrain_tfidf_split5_level4.B8];[$evaltrain_tfidf_split4_level4.B8];[$evaltrain_tfidf_split3_level4.B8];[$evaltrain_tfidf_split2_level4.B8];[$evaltrain_tfidf_split1_level4.B8];[$evaltrain_tfidf_split0_level4.B8])" office:value-type="float" office:value="0.724867724867725" calcext:value-type="float">
            <text:p>0.72486772486772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table:formula="of:=AVERAGE([$evaltrain_tfidf_split9_level4.B9];[$evaltrain_tfidf_split8_level4.B9];[$evaltrain_tfidf_split7_level4.B9];[$evaltrain_tfidf_split6_level4.B9];[$evaltrain_tfidf_split5_level4.B9];[$evaltrain_tfidf_split4_level4.B9];[$evaltrain_tfidf_split3_level4.B9];[$evaltrain_tfidf_split2_level4.B9];[$evaltrain_tfidf_split1_level4.B9];[$evaltrain_tfidf_split0_level4.B9])" office:value-type="float" office:value="0.423315836582195" calcext:value-type="float">
            <text:p>0.423315836582195</text:p>
          </table:table-cell>
          <table:table-cell table:formula="of:=STDEV([$evaltrain_tfidf_split9_level4.B9];[$evaltrain_tfidf_split8_level4.B9];[$evaltrain_tfidf_split7_level4.B9];[$evaltrain_tfidf_split6_level4.B9];[$evaltrain_tfidf_split5_level4.B9];[$evaltrain_tfidf_split4_level4.B9];[$evaltrain_tfidf_split3_level4.B9];[$evaltrain_tfidf_split2_level4.B9];[$evaltrain_tfidf_split1_level4.B9];[$evaltrain_tfidf_split0_level4.B9])" office:value-type="float" office:value="0.00623147218362446" calcext:value-type="float">
            <text:p>0.006231472183624</text:p>
          </table:table-cell>
          <table:table-cell table:formula="of:=MAX([$evaltrain_tfidf_split9_level4.B9];[$evaltrain_tfidf_split8_level4.B9];[$evaltrain_tfidf_split7_level4.B9];[$evaltrain_tfidf_split6_level4.B9];[$evaltrain_tfidf_split5_level4.B9];[$evaltrain_tfidf_split4_level4.B9];[$evaltrain_tfidf_split3_level4.B9];[$evaltrain_tfidf_split2_level4.B9];[$evaltrain_tfidf_split1_level4.B9];[$evaltrain_tfidf_split0_level4.B9])" office:value-type="float" office:value="0.431372549019608" calcext:value-type="float">
            <text:p>0.431372549019608</text:p>
          </table:table-cell>
          <table:table-cell table:formula="of:=MIN([$evaltrain_tfidf_split9_level4.B9];[$evaltrain_tfidf_split8_level4.B9];[$evaltrain_tfidf_split7_level4.B9];[$evaltrain_tfidf_split6_level4.B9];[$evaltrain_tfidf_split5_level4.B9];[$evaltrain_tfidf_split4_level4.B9];[$evaltrain_tfidf_split3_level4.B9];[$evaltrain_tfidf_split2_level4.B9];[$evaltrain_tfidf_split1_level4.B9];[$evaltrain_tfidf_split0_level4.B9])" office:value-type="float" office:value="0.408548707753479" calcext:value-type="float">
            <text:p>0.40854870775347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table:formula="of:=AVERAGE([$evaltrain_tfidf_split9_level4.B10];[$evaltrain_tfidf_split8_level4.B10];[$evaltrain_tfidf_split7_level4.B10];[$evaltrain_tfidf_split6_level4.B10];[$evaltrain_tfidf_split5_level4.B10];[$evaltrain_tfidf_split4_level4.B10];[$evaltrain_tfidf_split3_level4.B10];[$evaltrain_tfidf_split2_level4.B10];[$evaltrain_tfidf_split1_level4.B10];[$evaltrain_tfidf_split0_level4.B10])" office:value-type="float" office:value="0.719567458115189" calcext:value-type="float">
            <text:p>0.719567458115189</text:p>
          </table:table-cell>
          <table:table-cell table:formula="of:=STDEV([$evaltrain_tfidf_split9_level4.B10];[$evaltrain_tfidf_split8_level4.B10];[$evaltrain_tfidf_split7_level4.B10];[$evaltrain_tfidf_split6_level4.B10];[$evaltrain_tfidf_split5_level4.B10];[$evaltrain_tfidf_split4_level4.B10];[$evaltrain_tfidf_split3_level4.B10];[$evaltrain_tfidf_split2_level4.B10];[$evaltrain_tfidf_split1_level4.B10];[$evaltrain_tfidf_split0_level4.B10])" office:value-type="float" office:value="0.0104687596679322" calcext:value-type="float">
            <text:p>0.010468759667932</text:p>
          </table:table-cell>
          <table:table-cell table:formula="of:=MAX([$evaltrain_tfidf_split9_level4.B10];[$evaltrain_tfidf_split8_level4.B10];[$evaltrain_tfidf_split7_level4.B10];[$evaltrain_tfidf_split6_level4.B10];[$evaltrain_tfidf_split5_level4.B10];[$evaltrain_tfidf_split4_level4.B10];[$evaltrain_tfidf_split3_level4.B10];[$evaltrain_tfidf_split2_level4.B10];[$evaltrain_tfidf_split1_level4.B10];[$evaltrain_tfidf_split0_level4.B10])" office:value-type="float" office:value="0.735470826949926" calcext:value-type="float">
            <text:p>0.735470826949926</text:p>
          </table:table-cell>
          <table:table-cell table:formula="of:=MIN([$evaltrain_tfidf_split9_level4.B10];[$evaltrain_tfidf_split8_level4.B10];[$evaltrain_tfidf_split7_level4.B10];[$evaltrain_tfidf_split6_level4.B10];[$evaltrain_tfidf_split5_level4.B10];[$evaltrain_tfidf_split4_level4.B10];[$evaltrain_tfidf_split3_level4.B10];[$evaltrain_tfidf_split2_level4.B10];[$evaltrain_tfidf_split1_level4.B10];[$evaltrain_tfidf_split0_level4.B10])" office:value-type="float" office:value="0.699104762960632" calcext:value-type="float">
            <text:p>0.69910476296063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table:formula="of:=AVERAGE([$evaltrain_tfidf_split9_level4.B11];[$evaltrain_tfidf_split8_level4.B11];[$evaltrain_tfidf_split7_level4.B11];[$evaltrain_tfidf_split6_level4.B11];[$evaltrain_tfidf_split5_level4.B11];[$evaltrain_tfidf_split4_level4.B11];[$evaltrain_tfidf_split3_level4.B11];[$evaltrain_tfidf_split2_level4.B11];[$evaltrain_tfidf_split1_level4.B11];[$evaltrain_tfidf_split0_level4.B11])" office:value-type="float" office:value="0.719851962322305" calcext:value-type="float">
            <text:p>0.719851962322305</text:p>
          </table:table-cell>
          <table:table-cell table:formula="of:=STDEV([$evaltrain_tfidf_split9_level4.B11];[$evaltrain_tfidf_split8_level4.B11];[$evaltrain_tfidf_split7_level4.B11];[$evaltrain_tfidf_split6_level4.B11];[$evaltrain_tfidf_split5_level4.B11];[$evaltrain_tfidf_split4_level4.B11];[$evaltrain_tfidf_split3_level4.B11];[$evaltrain_tfidf_split2_level4.B11];[$evaltrain_tfidf_split1_level4.B11];[$evaltrain_tfidf_split0_level4.B11])" office:value-type="float" office:value="0.0104380836971023" calcext:value-type="float">
            <text:p>0.010438083697102</text:p>
          </table:table-cell>
          <table:table-cell table:formula="of:=MAX([$evaltrain_tfidf_split9_level4.B11];[$evaltrain_tfidf_split8_level4.B11];[$evaltrain_tfidf_split7_level4.B11];[$evaltrain_tfidf_split6_level4.B11];[$evaltrain_tfidf_split5_level4.B11];[$evaltrain_tfidf_split4_level4.B11];[$evaltrain_tfidf_split3_level4.B11];[$evaltrain_tfidf_split2_level4.B11];[$evaltrain_tfidf_split1_level4.B11];[$evaltrain_tfidf_split0_level4.B11])" office:value-type="float" office:value="0.735818741807124" calcext:value-type="float">
            <text:p>0.735818741807124</text:p>
          </table:table-cell>
          <table:table-cell table:formula="of:=MIN([$evaltrain_tfidf_split9_level4.B11];[$evaltrain_tfidf_split8_level4.B11];[$evaltrain_tfidf_split7_level4.B11];[$evaltrain_tfidf_split6_level4.B11];[$evaltrain_tfidf_split5_level4.B11];[$evaltrain_tfidf_split4_level4.B11];[$evaltrain_tfidf_split3_level4.B11];[$evaltrain_tfidf_split2_level4.B11];[$evaltrain_tfidf_split1_level4.B11];[$evaltrain_tfidf_split0_level4.B11])" office:value-type="float" office:value="0.699498618021142" calcext:value-type="float">
            <text:p>0.69949861802114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table:formula="of:=AVERAGE([$evaltrain_tfidf_split9_level4.B12];[$evaltrain_tfidf_split8_level4.B12];[$evaltrain_tfidf_split7_level4.B12];[$evaltrain_tfidf_split6_level4.B12];[$evaltrain_tfidf_split5_level4.B12];[$evaltrain_tfidf_split4_level4.B12];[$evaltrain_tfidf_split3_level4.B12];[$evaltrain_tfidf_split2_level4.B12];[$evaltrain_tfidf_split1_level4.B12];[$evaltrain_tfidf_split0_level4.B12])" office:value-type="float" office:value="0.719567458115189" calcext:value-type="float">
            <text:p>0.719567458115189</text:p>
          </table:table-cell>
          <table:table-cell table:formula="of:=STDEV([$evaltrain_tfidf_split9_level4.B12];[$evaltrain_tfidf_split8_level4.B12];[$evaltrain_tfidf_split7_level4.B12];[$evaltrain_tfidf_split6_level4.B12];[$evaltrain_tfidf_split5_level4.B12];[$evaltrain_tfidf_split4_level4.B12];[$evaltrain_tfidf_split3_level4.B12];[$evaltrain_tfidf_split2_level4.B12];[$evaltrain_tfidf_split1_level4.B12];[$evaltrain_tfidf_split0_level4.B12])" office:value-type="float" office:value="0.0104687596679322" calcext:value-type="float">
            <text:p>0.010468759667932</text:p>
          </table:table-cell>
          <table:table-cell table:formula="of:=MAX([$evaltrain_tfidf_split9_level4.B12];[$evaltrain_tfidf_split8_level4.B12];[$evaltrain_tfidf_split7_level4.B12];[$evaltrain_tfidf_split6_level4.B12];[$evaltrain_tfidf_split5_level4.B12];[$evaltrain_tfidf_split4_level4.B12];[$evaltrain_tfidf_split3_level4.B12];[$evaltrain_tfidf_split2_level4.B12];[$evaltrain_tfidf_split1_level4.B12];[$evaltrain_tfidf_split0_level4.B12])" office:value-type="float" office:value="0.735470826949926" calcext:value-type="float">
            <text:p>0.735470826949926</text:p>
          </table:table-cell>
          <table:table-cell table:formula="of:=MIN([$evaltrain_tfidf_split9_level4.B12];[$evaltrain_tfidf_split8_level4.B12];[$evaltrain_tfidf_split7_level4.B12];[$evaltrain_tfidf_split6_level4.B12];[$evaltrain_tfidf_split5_level4.B12];[$evaltrain_tfidf_split4_level4.B12];[$evaltrain_tfidf_split3_level4.B12];[$evaltrain_tfidf_split2_level4.B12];[$evaltrain_tfidf_split1_level4.B12];[$evaltrain_tfidf_split0_level4.B12])" office:value-type="float" office:value="0.699104762960632" calcext:value-type="float">
            <text:p>0.69910476296063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table:formula="of:=AVERAGE([$evaltrain_tfidf_split9_level4.B13];[$evaltrain_tfidf_split8_level4.B13];[$evaltrain_tfidf_split7_level4.B13];[$evaltrain_tfidf_split6_level4.B13];[$evaltrain_tfidf_split5_level4.B13];[$evaltrain_tfidf_split4_level4.B13];[$evaltrain_tfidf_split3_level4.B13];[$evaltrain_tfidf_split2_level4.B13];[$evaltrain_tfidf_split1_level4.B13];[$evaltrain_tfidf_split0_level4.B13])" office:value-type="float" office:value="0.643855694874442" calcext:value-type="float">
            <text:p>0.643855694874442</text:p>
          </table:table-cell>
          <table:table-cell table:formula="of:=STDEV([$evaltrain_tfidf_split9_level4.B13];[$evaltrain_tfidf_split8_level4.B13];[$evaltrain_tfidf_split7_level4.B13];[$evaltrain_tfidf_split6_level4.B13];[$evaltrain_tfidf_split5_level4.B13];[$evaltrain_tfidf_split4_level4.B13];[$evaltrain_tfidf_split3_level4.B13];[$evaltrain_tfidf_split2_level4.B13];[$evaltrain_tfidf_split1_level4.B13];[$evaltrain_tfidf_split0_level4.B13])" office:value-type="float" office:value="0.0119640253872806" calcext:value-type="float">
            <text:p>0.011964025387281</text:p>
          </table:table-cell>
          <table:table-cell table:formula="of:=MAX([$evaltrain_tfidf_split9_level4.B13];[$evaltrain_tfidf_split8_level4.B13];[$evaltrain_tfidf_split7_level4.B13];[$evaltrain_tfidf_split6_level4.B13];[$evaltrain_tfidf_split5_level4.B13];[$evaltrain_tfidf_split4_level4.B13];[$evaltrain_tfidf_split3_level4.B13];[$evaltrain_tfidf_split2_level4.B13];[$evaltrain_tfidf_split1_level4.B13];[$evaltrain_tfidf_split0_level4.B13])" office:value-type="float" office:value="0.664948453608247" calcext:value-type="float">
            <text:p>0.664948453608247</text:p>
          </table:table-cell>
          <table:table-cell table:formula="of:=MIN([$evaltrain_tfidf_split9_level4.B13];[$evaltrain_tfidf_split8_level4.B13];[$evaltrain_tfidf_split7_level4.B13];[$evaltrain_tfidf_split6_level4.B13];[$evaltrain_tfidf_split5_level4.B13];[$evaltrain_tfidf_split4_level4.B13];[$evaltrain_tfidf_split3_level4.B13];[$evaltrain_tfidf_split2_level4.B13];[$evaltrain_tfidf_split1_level4.B13];[$evaltrain_tfidf_split0_level4.B13])" office:value-type="float" office:value="0.625994694960212" calcext:value-type="float">
            <text:p>0.62599469496021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table:formula="of:=AVERAGE([$evaltrain_tfidf_split9_level4.B14];[$evaltrain_tfidf_split8_level4.B14];[$evaltrain_tfidf_split7_level4.B14];[$evaltrain_tfidf_split6_level4.B14];[$evaltrain_tfidf_split5_level4.B14];[$evaltrain_tfidf_split4_level4.B14];[$evaltrain_tfidf_split3_level4.B14];[$evaltrain_tfidf_split2_level4.B14];[$evaltrain_tfidf_split1_level4.B14];[$evaltrain_tfidf_split0_level4.B14])" office:value-type="float" office:value="0.352842083600708" calcext:value-type="float">
            <text:p>0.352842083600708</text:p>
          </table:table-cell>
          <table:table-cell table:formula="of:=STDEV([$evaltrain_tfidf_split9_level4.B14];[$evaltrain_tfidf_split8_level4.B14];[$evaltrain_tfidf_split7_level4.B14];[$evaltrain_tfidf_split6_level4.B14];[$evaltrain_tfidf_split5_level4.B14];[$evaltrain_tfidf_split4_level4.B14];[$evaltrain_tfidf_split3_level4.B14];[$evaltrain_tfidf_split2_level4.B14];[$evaltrain_tfidf_split1_level4.B14];[$evaltrain_tfidf_split0_level4.B14])" office:value-type="float" office:value="0.00581293723412038" calcext:value-type="float">
            <text:p>0.00581293723412</text:p>
          </table:table-cell>
          <table:table-cell table:formula="of:=MAX([$evaltrain_tfidf_split9_level4.B14];[$evaltrain_tfidf_split8_level4.B14];[$evaltrain_tfidf_split7_level4.B14];[$evaltrain_tfidf_split6_level4.B14];[$evaltrain_tfidf_split5_level4.B14];[$evaltrain_tfidf_split4_level4.B14];[$evaltrain_tfidf_split3_level4.B14];[$evaltrain_tfidf_split2_level4.B14];[$evaltrain_tfidf_split1_level4.B14];[$evaltrain_tfidf_split0_level4.B14])" office:value-type="float" office:value="0.364473684210526" calcext:value-type="float">
            <text:p>0.364473684210526</text:p>
          </table:table-cell>
          <table:table-cell table:formula="of:=MIN([$evaltrain_tfidf_split9_level4.B14];[$evaltrain_tfidf_split8_level4.B14];[$evaltrain_tfidf_split7_level4.B14];[$evaltrain_tfidf_split6_level4.B14];[$evaltrain_tfidf_split5_level4.B14];[$evaltrain_tfidf_split4_level4.B14];[$evaltrain_tfidf_split3_level4.B14];[$evaltrain_tfidf_split2_level4.B14];[$evaltrain_tfidf_split1_level4.B14];[$evaltrain_tfidf_split0_level4.B14])" office:value-type="float" office:value="0.34394341290893" calcext:value-type="float">
            <text:p>0.3439434129089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table:formula="of:=AVERAGE([$evaltrain_tfidf_split9_level4.B15];[$evaltrain_tfidf_split8_level4.B15];[$evaltrain_tfidf_split7_level4.B15];[$evaltrain_tfidf_split6_level4.B15];[$evaltrain_tfidf_split5_level4.B15];[$evaltrain_tfidf_split4_level4.B15];[$evaltrain_tfidf_split3_level4.B15];[$evaltrain_tfidf_split2_level4.B15];[$evaltrain_tfidf_split1_level4.B15];[$evaltrain_tfidf_split0_level4.B15])" office:value-type="float" office:value="0.292003551871516" calcext:value-type="float">
            <text:p>0.292003551871516</text:p>
          </table:table-cell>
          <table:table-cell table:formula="of:=STDEV([$evaltrain_tfidf_split9_level4.B15];[$evaltrain_tfidf_split8_level4.B15];[$evaltrain_tfidf_split7_level4.B15];[$evaltrain_tfidf_split6_level4.B15];[$evaltrain_tfidf_split5_level4.B15];[$evaltrain_tfidf_split4_level4.B15];[$evaltrain_tfidf_split3_level4.B15];[$evaltrain_tfidf_split2_level4.B15];[$evaltrain_tfidf_split1_level4.B15];[$evaltrain_tfidf_split0_level4.B15])" office:value-type="float" office:value="0.00439603005575161" calcext:value-type="float">
            <text:p>0.004396030055752</text:p>
          </table:table-cell>
          <table:table-cell table:formula="of:=MAX([$evaltrain_tfidf_split9_level4.B15];[$evaltrain_tfidf_split8_level4.B15];[$evaltrain_tfidf_split7_level4.B15];[$evaltrain_tfidf_split6_level4.B15];[$evaltrain_tfidf_split5_level4.B15];[$evaltrain_tfidf_split4_level4.B15];[$evaltrain_tfidf_split3_level4.B15];[$evaltrain_tfidf_split2_level4.B15];[$evaltrain_tfidf_split1_level4.B15];[$evaltrain_tfidf_split0_level4.B15])" office:value-type="float" office:value="0.297587719298246" calcext:value-type="float">
            <text:p>0.297587719298246</text:p>
          </table:table-cell>
          <table:table-cell table:formula="of:=MIN([$evaltrain_tfidf_split9_level4.B15];[$evaltrain_tfidf_split8_level4.B15];[$evaltrain_tfidf_split7_level4.B15];[$evaltrain_tfidf_split6_level4.B15];[$evaltrain_tfidf_split5_level4.B15];[$evaltrain_tfidf_split4_level4.B15];[$evaltrain_tfidf_split3_level4.B15];[$evaltrain_tfidf_split2_level4.B15];[$evaltrain_tfidf_split1_level4.B15];[$evaltrain_tfidf_split0_level4.B15])" office:value-type="float" office:value="0.282051282051282" calcext:value-type="float">
            <text:p>0.28205128205128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table:formula="of:=AVERAGE([$evaltrain_tfidf_split9_level4.B16];[$evaltrain_tfidf_split8_level4.B16];[$evaltrain_tfidf_split7_level4.B16];[$evaltrain_tfidf_split6_level4.B16];[$evaltrain_tfidf_split5_level4.B16];[$evaltrain_tfidf_split4_level4.B16];[$evaltrain_tfidf_split3_level4.B16];[$evaltrain_tfidf_split2_level4.B16];[$evaltrain_tfidf_split1_level4.B16];[$evaltrain_tfidf_split0_level4.B16])" office:value-type="float" office:value="0.6900963657458" calcext:value-type="float">
            <text:p>0.6900963657458</text:p>
          </table:table-cell>
          <table:table-cell table:formula="of:=STDEV([$evaltrain_tfidf_split9_level4.B16];[$evaltrain_tfidf_split8_level4.B16];[$evaltrain_tfidf_split7_level4.B16];[$evaltrain_tfidf_split6_level4.B16];[$evaltrain_tfidf_split5_level4.B16];[$evaltrain_tfidf_split4_level4.B16];[$evaltrain_tfidf_split3_level4.B16];[$evaltrain_tfidf_split2_level4.B16];[$evaltrain_tfidf_split1_level4.B16];[$evaltrain_tfidf_split0_level4.B16])" office:value-type="float" office:value="0.0113372849179114" calcext:value-type="float">
            <text:p>0.011337284917911</text:p>
          </table:table-cell>
          <table:table-cell table:formula="of:=MAX([$evaltrain_tfidf_split9_level4.B16];[$evaltrain_tfidf_split8_level4.B16];[$evaltrain_tfidf_split7_level4.B16];[$evaltrain_tfidf_split6_level4.B16];[$evaltrain_tfidf_split5_level4.B16];[$evaltrain_tfidf_split4_level4.B16];[$evaltrain_tfidf_split3_level4.B16];[$evaltrain_tfidf_split2_level4.B16];[$evaltrain_tfidf_split1_level4.B16];[$evaltrain_tfidf_split0_level4.B16])" office:value-type="float" office:value="0.709408701486117" calcext:value-type="float">
            <text:p>0.709408701486117</text:p>
          </table:table-cell>
          <table:table-cell table:formula="of:=MIN([$evaltrain_tfidf_split9_level4.B16];[$evaltrain_tfidf_split8_level4.B16];[$evaltrain_tfidf_split7_level4.B16];[$evaltrain_tfidf_split6_level4.B16];[$evaltrain_tfidf_split5_level4.B16];[$evaltrain_tfidf_split4_level4.B16];[$evaltrain_tfidf_split3_level4.B16];[$evaltrain_tfidf_split2_level4.B16];[$evaltrain_tfidf_split1_level4.B16];[$evaltrain_tfidf_split0_level4.B16])" office:value-type="float" office:value="0.670495542453832" calcext:value-type="float">
            <text:p>0.67049554245383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table:formula="of:=AVERAGE([$evaltrain_tfidf_split9_level4.B17];[$evaltrain_tfidf_split8_level4.B17];[$evaltrain_tfidf_split7_level4.B17];[$evaltrain_tfidf_split6_level4.B17];[$evaltrain_tfidf_split5_level4.B17];[$evaltrain_tfidf_split4_level4.B17];[$evaltrain_tfidf_split3_level4.B17];[$evaltrain_tfidf_split2_level4.B17];[$evaltrain_tfidf_split1_level4.B17];[$evaltrain_tfidf_split0_level4.B17])" office:value-type="float" office:value="439.9" calcext:value-type="float">
            <text:p>439.9</text:p>
          </table:table-cell>
          <table:table-cell table:formula="of:=STDEV([$evaltrain_tfidf_split9_level4.B17];[$evaltrain_tfidf_split8_level4.B17];[$evaltrain_tfidf_split7_level4.B17];[$evaltrain_tfidf_split6_level4.B17];[$evaltrain_tfidf_split5_level4.B17];[$evaltrain_tfidf_split4_level4.B17];[$evaltrain_tfidf_split3_level4.B17];[$evaltrain_tfidf_split2_level4.B17];[$evaltrain_tfidf_split1_level4.B17];[$evaltrain_tfidf_split0_level4.B17])" office:value-type="float" office:value="12.5383855065599" calcext:value-type="float">
            <text:p>12.5383855065599</text:p>
          </table:table-cell>
          <table:table-cell table:formula="of:=MAX([$evaltrain_tfidf_split9_level4.B17];[$evaltrain_tfidf_split8_level4.B17];[$evaltrain_tfidf_split7_level4.B17];[$evaltrain_tfidf_split6_level4.B17];[$evaltrain_tfidf_split5_level4.B17];[$evaltrain_tfidf_split4_level4.B17];[$evaltrain_tfidf_split3_level4.B17];[$evaltrain_tfidf_split2_level4.B17];[$evaltrain_tfidf_split1_level4.B17];[$evaltrain_tfidf_split0_level4.B17])" office:value-type="float" office:value="455" calcext:value-type="float">
            <text:p>455</text:p>
          </table:table-cell>
          <table:table-cell table:formula="of:=MIN([$evaltrain_tfidf_split9_level4.B17];[$evaltrain_tfidf_split8_level4.B17];[$evaltrain_tfidf_split7_level4.B17];[$evaltrain_tfidf_split6_level4.B17];[$evaltrain_tfidf_split5_level4.B17];[$evaltrain_tfidf_split4_level4.B17];[$evaltrain_tfidf_split3_level4.B17];[$evaltrain_tfidf_split2_level4.B17];[$evaltrain_tfidf_split1_level4.B17];[$evaltrain_tfidf_split0_level4.B17])"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table:formula="of:=AVERAGE([$evaltrain_tfidf_split9_level4.B18];[$evaltrain_tfidf_split8_level4.B18];[$evaltrain_tfidf_split7_level4.B18];[$evaltrain_tfidf_split6_level4.B18];[$evaltrain_tfidf_split5_level4.B18];[$evaltrain_tfidf_split4_level4.B18];[$evaltrain_tfidf_split3_level4.B18];[$evaltrain_tfidf_split2_level4.B18];[$evaltrain_tfidf_split1_level4.B18];[$evaltrain_tfidf_split0_level4.B18])" office:value-type="float" office:value="1049.7" calcext:value-type="float">
            <text:p>1049.7</text:p>
          </table:table-cell>
          <table:table-cell table:formula="of:=STDEV([$evaltrain_tfidf_split9_level4.B18];[$evaltrain_tfidf_split8_level4.B18];[$evaltrain_tfidf_split7_level4.B18];[$evaltrain_tfidf_split6_level4.B18];[$evaltrain_tfidf_split5_level4.B18];[$evaltrain_tfidf_split4_level4.B18];[$evaltrain_tfidf_split3_level4.B18];[$evaltrain_tfidf_split2_level4.B18];[$evaltrain_tfidf_split1_level4.B18];[$evaltrain_tfidf_split0_level4.B18])" office:value-type="float" office:value="22.8232337761326" calcext:value-type="float">
            <text:p>22.8232337761326</text:p>
          </table:table-cell>
          <table:table-cell table:formula="of:=MAX([$evaltrain_tfidf_split9_level4.B18];[$evaltrain_tfidf_split8_level4.B18];[$evaltrain_tfidf_split7_level4.B18];[$evaltrain_tfidf_split6_level4.B18];[$evaltrain_tfidf_split5_level4.B18];[$evaltrain_tfidf_split4_level4.B18];[$evaltrain_tfidf_split3_level4.B18];[$evaltrain_tfidf_split2_level4.B18];[$evaltrain_tfidf_split1_level4.B18];[$evaltrain_tfidf_split0_level4.B18])" office:value-type="float" office:value="1077" calcext:value-type="float">
            <text:p>1077</text:p>
          </table:table-cell>
          <table:table-cell table:formula="of:=MIN([$evaltrain_tfidf_split9_level4.B18];[$evaltrain_tfidf_split8_level4.B18];[$evaltrain_tfidf_split7_level4.B18];[$evaltrain_tfidf_split6_level4.B18];[$evaltrain_tfidf_split5_level4.B18];[$evaltrain_tfidf_split4_level4.B18];[$evaltrain_tfidf_split3_level4.B18];[$evaltrain_tfidf_split2_level4.B18];[$evaltrain_tfidf_split1_level4.B18];[$evaltrain_tfidf_split0_level4.B18])"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table:formula="of:=AVERAGE([$evaltrain_tfidf_split9_level4.B19];[$evaltrain_tfidf_split8_level4.B19];[$evaltrain_tfidf_split7_level4.B19];[$evaltrain_tfidf_split6_level4.B19];[$evaltrain_tfidf_split5_level4.B19];[$evaltrain_tfidf_split4_level4.B19];[$evaltrain_tfidf_split3_level4.B19];[$evaltrain_tfidf_split2_level4.B19];[$evaltrain_tfidf_split1_level4.B19];[$evaltrain_tfidf_split0_level4.B19])" office:value-type="float" office:value="148.7" calcext:value-type="float">
            <text:p>148.7</text:p>
          </table:table-cell>
          <table:table-cell table:formula="of:=STDEV([$evaltrain_tfidf_split9_level4.B19];[$evaltrain_tfidf_split8_level4.B19];[$evaltrain_tfidf_split7_level4.B19];[$evaltrain_tfidf_split6_level4.B19];[$evaltrain_tfidf_split5_level4.B19];[$evaltrain_tfidf_split4_level4.B19];[$evaltrain_tfidf_split3_level4.B19];[$evaltrain_tfidf_split2_level4.B19];[$evaltrain_tfidf_split1_level4.B19];[$evaltrain_tfidf_split0_level4.B19])" office:value-type="float" office:value="6.66749994792318" calcext:value-type="float">
            <text:p>6.66749994792318</text:p>
          </table:table-cell>
          <table:table-cell table:formula="of:=MAX([$evaltrain_tfidf_split9_level4.B19];[$evaltrain_tfidf_split8_level4.B19];[$evaltrain_tfidf_split7_level4.B19];[$evaltrain_tfidf_split6_level4.B19];[$evaltrain_tfidf_split5_level4.B19];[$evaltrain_tfidf_split4_level4.B19];[$evaltrain_tfidf_split3_level4.B19];[$evaltrain_tfidf_split2_level4.B19];[$evaltrain_tfidf_split1_level4.B19];[$evaltrain_tfidf_split0_level4.B19])" office:value-type="float" office:value="159" calcext:value-type="float">
            <text:p>159</text:p>
          </table:table-cell>
          <table:table-cell table:formula="of:=MIN([$evaltrain_tfidf_split9_level4.B19];[$evaltrain_tfidf_split8_level4.B19];[$evaltrain_tfidf_split7_level4.B19];[$evaltrain_tfidf_split6_level4.B19];[$evaltrain_tfidf_split5_level4.B19];[$evaltrain_tfidf_split4_level4.B19];[$evaltrain_tfidf_split3_level4.B19];[$evaltrain_tfidf_split2_level4.B19];[$evaltrain_tfidf_split1_level4.B19];[$evaltrain_tfidf_split0_level4.B19])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table:formula="of:=AVERAGE([$evaltrain_tfidf_split9_level4.B20];[$evaltrain_tfidf_split8_level4.B20];[$evaltrain_tfidf_split7_level4.B20];[$evaltrain_tfidf_split6_level4.B20];[$evaltrain_tfidf_split5_level4.B20];[$evaltrain_tfidf_split4_level4.B20];[$evaltrain_tfidf_split3_level4.B20];[$evaltrain_tfidf_split2_level4.B20];[$evaltrain_tfidf_split1_level4.B20];[$evaltrain_tfidf_split0_level4.B20])" office:value-type="float" office:value="386.1" calcext:value-type="float">
            <text:p>386.1</text:p>
          </table:table-cell>
          <table:table-cell table:formula="of:=STDEV([$evaltrain_tfidf_split9_level4.B20];[$evaltrain_tfidf_split8_level4.B20];[$evaltrain_tfidf_split7_level4.B20];[$evaltrain_tfidf_split6_level4.B20];[$evaltrain_tfidf_split5_level4.B20];[$evaltrain_tfidf_split4_level4.B20];[$evaltrain_tfidf_split3_level4.B20];[$evaltrain_tfidf_split2_level4.B20];[$evaltrain_tfidf_split1_level4.B20];[$evaltrain_tfidf_split0_level4.B20])" office:value-type="float" office:value="7.83794190673376" calcext:value-type="float">
            <text:p>7.83794190673376</text:p>
          </table:table-cell>
          <table:table-cell table:formula="of:=MAX([$evaltrain_tfidf_split9_level4.B20];[$evaltrain_tfidf_split8_level4.B20];[$evaltrain_tfidf_split7_level4.B20];[$evaltrain_tfidf_split6_level4.B20];[$evaltrain_tfidf_split5_level4.B20];[$evaltrain_tfidf_split4_level4.B20];[$evaltrain_tfidf_split3_level4.B20];[$evaltrain_tfidf_split2_level4.B20];[$evaltrain_tfidf_split1_level4.B20];[$evaltrain_tfidf_split0_level4.B20])" office:value-type="float" office:value="397" calcext:value-type="float">
            <text:p>397</text:p>
          </table:table-cell>
          <table:table-cell table:formula="of:=MIN([$evaltrain_tfidf_split9_level4.B20];[$evaltrain_tfidf_split8_level4.B20];[$evaltrain_tfidf_split7_level4.B20];[$evaltrain_tfidf_split6_level4.B20];[$evaltrain_tfidf_split5_level4.B20];[$evaltrain_tfidf_split4_level4.B20];[$evaltrain_tfidf_split3_level4.B20];[$evaltrain_tfidf_split2_level4.B20];[$evaltrain_tfidf_split1_level4.B20];[$evaltrain_tfidf_split0_level4.B20])" office:value-type="float" office:value="372" calcext:value-type="float">
            <text:p>372</text:p>
          </table:table-cell>
        </table:table-row>
      </table:table>
      <table:table table:name="evaltrain_tfidf_split0_level4" table:style-name="ta1">
        <table:table-source xlink:type="simple" xlink:href="../evaltrain_tfidf_split0_level4.out" table:table-name="evaltrain_tfidf_split0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5705782312925" calcext:value-type="float">
            <text:p>0.29570578231292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21683673469388" calcext:value-type="float">
            <text:p>0.721683673469388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88447521865889" calcext:value-type="float">
            <text:p>0.38844752186588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218629101616816" calcext:value-type="float">
            <text:p>0.02186291016168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318560142852303" calcext:value-type="float">
            <text:p>0.0318560142852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237674680076041" calcext:value-type="float">
            <text:p>0.02376746800760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7493403693931" calcext:value-type="float">
            <text:p>0.297493403693931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42998352553542" calcext:value-type="float">
            <text:p>0.742998352553542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4870466321244" calcext:value-type="float">
            <text:p>0.42487046632124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24894440014924" calcext:value-type="float">
            <text:p>0.724894440014924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25179964418081" calcext:value-type="float">
            <text:p>0.725179964418081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24894440014924" calcext:value-type="float">
            <text:p>0.724894440014924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58163265306122" calcext:value-type="float">
            <text:p>0.65816326530612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5867346938775" calcext:value-type="float">
            <text:p>0.355867346938775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5705782312925" calcext:value-type="float">
            <text:p>0.29570578231292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95097470392816" calcext:value-type="float">
            <text:p>0.69509747039281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</table:table-row>
      </table:table>
      <table:table table:name="evaltrain_tfidf_split1_level4" table:style-name="ta1">
        <table:table-source xlink:type="simple" xlink:href="../evaltrain_tfidf_split1_level4.out" table:table-name="evaltrain_tfidf_split1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3458781362007" calcext:value-type="float">
            <text:p>0.29345878136200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84148318825738" calcext:value-type="float">
            <text:p>0.384148318825738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21753319563674" calcext:value-type="float">
            <text:p>0.02175331956367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314789718598174" calcext:value-type="float">
            <text:p>0.031478971859817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237090667064397" calcext:value-type="float">
            <text:p>0.0237090667064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8331015299026" calcext:value-type="float">
            <text:p>0.29833101529902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43500866551127" calcext:value-type="float">
            <text:p>0.74350086655112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5806451612903" calcext:value-type="float">
            <text:p>0.42580645161290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17625538812937" calcext:value-type="float">
            <text:p>0.717625538812937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17975550807358" calcext:value-type="float">
            <text:p>0.71797555080735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17625538812937" calcext:value-type="float">
            <text:p>0.717625538812937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47849462365591" calcext:value-type="float">
            <text:p>0.647849462365591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5286738351254" calcext:value-type="float">
            <text:p>0.35528673835125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3458781362007" calcext:value-type="float">
            <text:p>0.29345878136200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89602620739489" calcext:value-type="float">
            <text:p>0.689602620739489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2" calcext:value-type="float">
            <text:p>372</text:p>
          </table:table-cell>
        </table:table-row>
      </table:table>
      <table:table table:name="evaltrain_tfidf_split2_level4" table:style-name="ta1">
        <table:table-source xlink:type="simple" xlink:href="../evaltrain_tfidf_split2_level4.out" table:table-name="evaltrain_tfidf_split2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2955326460481" calcext:value-type="float">
            <text:p>0.29295532646048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26503436426117" calcext:value-type="float">
            <text:p>0.72650343642611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8846138111602" calcext:value-type="float">
            <text:p>0.3884613811160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217571561945027" calcext:value-type="float">
            <text:p>0.021757156194503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326378991062047" calcext:value-type="float">
            <text:p>0.03263789910620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239015139802349" calcext:value-type="float">
            <text:p>0.023901513980235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4547872340425" calcext:value-type="float">
            <text:p>0.29454787234042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58561643835616" calcext:value-type="float">
            <text:p>0.75856164383561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4329501915709" calcext:value-type="float">
            <text:p>0.42432950191570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35470826949926" calcext:value-type="float">
            <text:p>0.73547082694992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35818741807124" calcext:value-type="float">
            <text:p>0.735818741807124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35470826949926" calcext:value-type="float">
            <text:p>0.73547082694992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64948453608247" calcext:value-type="float">
            <text:p>0.66494845360824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4810996563574" calcext:value-type="float">
            <text:p>0.35481099656357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2955326460481" calcext:value-type="float">
            <text:p>0.29295532646048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709408701486117" calcext:value-type="float">
            <text:p>0.70940870148611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8" calcext:value-type="float">
            <text:p>388</text:p>
          </table:table-cell>
        </table:table-row>
      </table:table>
      <table:table table:name="evaltrain_tfidf_split3_level4" table:style-name="ta1">
        <table:table-source xlink:type="simple" xlink:href="../evaltrain_tfidf_split3_level4.out" table:table-name="evaltrain_tfidf_split3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1557876414273" calcext:value-type="float">
            <text:p>0.291557876414273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23629242819843" calcext:value-type="float">
            <text:p>0.723629242819843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86068631107796" calcext:value-type="float">
            <text:p>0.38606863110779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231148448470589" calcext:value-type="float">
            <text:p>0.023114844847059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327425799376555" calcext:value-type="float">
            <text:p>0.032742579937656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247920736189023" calcext:value-type="float">
            <text:p>0.02479207361890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6896086369771" calcext:value-type="float">
            <text:p>0.296896086369771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56013745704467" calcext:value-type="float">
            <text:p>0.75601374570446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6356589147287" calcext:value-type="float">
            <text:p>0.426356589147287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24458670767147" calcext:value-type="float">
            <text:p>0.724458670767147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24554121920606" calcext:value-type="float">
            <text:p>0.72455412192060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24458670767147" calcext:value-type="float">
            <text:p>0.724458670767147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39686684073107" calcext:value-type="float">
            <text:p>0.63968668407310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8563968668407" calcext:value-type="float">
            <text:p>0.348563968668407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1557876414273" calcext:value-type="float">
            <text:p>0.291557876414273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93569799319198" calcext:value-type="float">
            <text:p>0.693569799319198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3" calcext:value-type="float">
            <text:p>383</text:p>
          </table:table-cell>
        </table:table-row>
      </table:table>
      <table:table table:name="evaltrain_tfidf_split4_level4" table:style-name="ta1">
        <table:table-source xlink:type="simple" xlink:href="../evaltrain_tfidf_split4_level4.out" table:table-name="evaltrain_tfidf_split4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2051282051282" calcext:value-type="float">
            <text:p>0.28205128205128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9580017683466" calcext:value-type="float">
            <text:p>0.6958001768346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72306429202981" calcext:value-type="float">
            <text:p>0.372306429202981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217554017858796" calcext:value-type="float">
            <text:p>0.0217554017858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316517110742069" calcext:value-type="float">
            <text:p>0.031651711074207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23621511707542" calcext:value-type="float">
            <text:p>0.02362151170754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84429065743945" calcext:value-type="float">
            <text:p>0.28442906574394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24867724867725" calcext:value-type="float">
            <text:p>0.72486772486772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08548707753479" calcext:value-type="float">
            <text:p>0.40854870775347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99104762960632" calcext:value-type="float">
            <text:p>0.69910476296063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99498618021142" calcext:value-type="float">
            <text:p>0.69949861802114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99104762960632" calcext:value-type="float">
            <text:p>0.69910476296063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25994694960212" calcext:value-type="float">
            <text:p>0.62599469496021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394341290893" calcext:value-type="float">
            <text:p>0.3439434129089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2051282051282" calcext:value-type="float">
            <text:p>0.28205128205128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70495542453832" calcext:value-type="float">
            <text:p>0.67049554245383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7" calcext:value-type="float">
            <text:p>377</text:p>
          </table:table-cell>
        </table:table-row>
      </table:table>
      <table:table table:name="evaltrain_tfidf_split5_level4" table:style-name="ta1">
        <table:table-source xlink:type="simple" xlink:href="../evaltrain_tfidf_split5_level4.out" table:table-name="evaltrain_tfidf_split5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3904518329071" calcext:value-type="float">
            <text:p>0.29390451832907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21057118499574" calcext:value-type="float">
            <text:p>0.72105711849957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86924044980311" calcext:value-type="float">
            <text:p>0.386924044980311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215600945635381" calcext:value-type="float">
            <text:p>0.02156009456353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322148854561992" calcext:value-type="float">
            <text:p>0.03221488545619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236524272778952" calcext:value-type="float">
            <text:p>0.023652427277895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688535453943" calcext:value-type="float">
            <text:p>0.2968853545394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50418760469012" calcext:value-type="float">
            <text:p>0.750418760469012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5451092117759" calcext:value-type="float">
            <text:p>0.42545109211775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1920717606101" calcext:value-type="float">
            <text:p>0.71920717606101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19499912321861" calcext:value-type="float">
            <text:p>0.719499912321861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1920717606101" calcext:value-type="float">
            <text:p>0.71920717606101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49616368286445" calcext:value-type="float">
            <text:p>0.64961636828644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9531116794544" calcext:value-type="float">
            <text:p>0.34953111679454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3904518329071" calcext:value-type="float">
            <text:p>0.29390451832907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89562229866316" calcext:value-type="float">
            <text:p>0.68956222986631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1" calcext:value-type="float">
            <text:p>391</text:p>
          </table:table-cell>
        </table:table-row>
      </table:table>
      <table:table table:name="evaltrain_tfidf_split6_level4" table:style-name="ta1">
        <table:table-source xlink:type="simple" xlink:href="../evaltrain_tfidf_split6_level4.out" table:table-name="evaltrain_tfidf_split6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7587719298246" calcext:value-type="float">
            <text:p>0.297587719298246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23157894736842" calcext:value-type="float">
            <text:p>0.72315789473684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90079365079365" calcext:value-type="float">
            <text:p>0.39007936507936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224162590645384" calcext:value-type="float">
            <text:p>0.02241625906453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321899854512309" calcext:value-type="float">
            <text:p>0.03218998545123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242484855888608" calcext:value-type="float">
            <text:p>0.024248485588861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301783264746228" calcext:value-type="float">
            <text:p>0.301783264746228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56013745704467" calcext:value-type="float">
            <text:p>0.75601374570446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31372549019608" calcext:value-type="float">
            <text:p>0.43137254901960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2677017122684" calcext:value-type="float">
            <text:p>0.72677017122684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26975176716887" calcext:value-type="float">
            <text:p>0.726975176716887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2677017122684" calcext:value-type="float">
            <text:p>0.72677017122684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44736842105263" calcext:value-type="float">
            <text:p>0.644736842105263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64473684210526" calcext:value-type="float">
            <text:p>0.36447368421052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7587719298246" calcext:value-type="float">
            <text:p>0.297587719298246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98343595980491" calcext:value-type="float">
            <text:p>0.69834359598049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0" calcext:value-type="float">
            <text:p>380</text:p>
          </table:table-cell>
        </table:table-row>
      </table:table>
      <table:table table:name="evaltrain_tfidf_split7_level4" table:style-name="ta1">
        <table:table-source xlink:type="simple" xlink:href="../evaltrain_tfidf_split7_level4.out" table:table-name="evaltrain_tfidf_split7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9753401360544" calcext:value-type="float">
            <text:p>0.289753401360544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29719387755102" calcext:value-type="float">
            <text:p>0.72971938775510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85181810819566" calcext:value-type="float">
            <text:p>0.38518181081956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21684963979534" calcext:value-type="float">
            <text:p>0.02168496397953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32678887341187" calcext:value-type="float">
            <text:p>0.032678887341187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237719241435818" calcext:value-type="float">
            <text:p>0.02377192414358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4117647058824" calcext:value-type="float">
            <text:p>0.294117647058824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56802721088435" calcext:value-type="float">
            <text:p>0.75680272108843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3607805806759" calcext:value-type="float">
            <text:p>0.42360780580675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26676570368833" calcext:value-type="float">
            <text:p>0.726676570368833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26968559853508" calcext:value-type="float">
            <text:p>0.72696855985350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26676570368833" calcext:value-type="float">
            <text:p>0.726676570368833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4030612244898" calcext:value-type="float">
            <text:p>0.64030612244898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3316326530612" calcext:value-type="float">
            <text:p>0.35331632653061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9753401360544" calcext:value-type="float">
            <text:p>0.289753401360544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96631238922061" calcext:value-type="float">
            <text:p>0.69663123892206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</table:table-row>
      </table:table>
      <table:table table:name="evaltrain_tfidf_split8_level4" table:style-name="ta1">
        <table:table-source xlink:type="simple" xlink:href="../evaltrain_tfidf_split8_level4.out" table:table-name="evaltrain_tfidf_split8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4500419815281" calcext:value-type="float">
            <text:p>0.29450041981528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30646515533165" calcext:value-type="float">
            <text:p>0.73064651553316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89408660189516" calcext:value-type="float">
            <text:p>0.38940866018951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226355766724787" calcext:value-type="float">
            <text:p>0.022635576672479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326114482417874" calcext:value-type="float">
            <text:p>0.032611448241787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243866996983008" calcext:value-type="float">
            <text:p>0.024386699698301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6997389033943" calcext:value-type="float">
            <text:p>0.29699738903394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50825082508251" calcext:value-type="float">
            <text:p>0.750825082508251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5631431244153" calcext:value-type="float">
            <text:p>0.42563143124415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10672325845656" calcext:value-type="float">
            <text:p>0.71067232584565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10960637880902" calcext:value-type="float">
            <text:p>0.71096063788090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10672325845656" calcext:value-type="float">
            <text:p>0.71067232584565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29722921914358" calcext:value-type="float">
            <text:p>0.629722921914358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5583543240974" calcext:value-type="float">
            <text:p>0.35558354324097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4500419815281" calcext:value-type="float">
            <text:p>0.29450041981528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76820406444745" calcext:value-type="float">
            <text:p>0.67682040644474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7" calcext:value-type="float">
            <text:p>397</text:p>
          </table:table-cell>
        </table:table-row>
      </table:table>
      <table:table table:name="evaltrain_tfidf_split9_level4" table:style-name="ta1">
        <table:table-source xlink:type="simple" xlink:href="../evaltrain_tfidf_split9_level4.out" table:table-name="evaltrain_tfidf_split9_level4" table:filter-name="Text - txt - csv (StarCalc)" table:filter-options="9,34,76,1,,0,false,false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8560411311054" calcext:value-type="float">
            <text:p>0.288560411311054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705398457583547" calcext:value-type="float">
            <text:p>0.70539845758354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79654792508263" calcext:value-type="float">
            <text:p>0.379654792508263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212842244375472" calcext:value-type="float">
            <text:p>0.02128422443754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312609700385393" calcext:value-type="float">
            <text:p>0.03126097003853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231198753961066" calcext:value-type="float">
            <text:p>0.02311987539610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1527685123416" calcext:value-type="float">
            <text:p>0.29152768512341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33221476510067" calcext:value-type="float">
            <text:p>0.73322147651006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17183770883055" calcext:value-type="float">
            <text:p>0.417183770883055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10794098143983" calcext:value-type="float">
            <text:p>0.710794098143983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11088339475584" calcext:value-type="float">
            <text:p>0.711088339475584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10794098143983" calcext:value-type="float">
            <text:p>0.710794098143983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37532133676092" calcext:value-type="float">
            <text:p>0.63753213367609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7043701799486" calcext:value-type="float">
            <text:p>0.34704370179948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8560411311054" calcext:value-type="float">
            <text:p>0.288560411311054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81432051852933" calcext:value-type="float">
            <text:p>0.68143205185293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9" calcext:value-type="float">
            <text:p>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0:32:38.177618661</meta:creation-date>
    <dc:date>2019-11-01T10:35:37.526815119</dc:date>
    <meta:editing-duration>PT2M59S</meta:editing-duration>
    <meta:editing-cycles>2</meta:editing-cycles>
    <meta:generator>LibreOffice/6.0.7.3$Linux_X86_64 LibreOffice_project/00m0$Build-3</meta:generator>
    <meta:document-statistic meta:table-count="11" meta:cell-count="504" meta:object-count="0"/>
  </office:meta>
</office:document-meta>
</file>